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14854166666667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6.64104166666667cm" style:use-optimal-column-width="true"/>
    </style:style>
    <style:style style:name="co8" style:family="table-column">
      <style:table-column-properties fo:break-before="auto" style:column-width="15.2664583333333cm" style:use-optimal-column-width="true"/>
    </style:style>
    <style:style style:name="co9" style:family="table-column">
      <style:table-column-properties fo:break-before="auto" style:column-width="3.59833333333333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206875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7458333333333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60625cm" style:use-optimal-column-width="true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9" table:default-cell-style-name="ce1"/>
        <table:table-column table:style-name="co18" table:number-columns-repeated="15357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රිමිතිය</text:p>
          </table:table-cell>
          <table:table-cell office:value-type="string" table:style-name="ce1">
            <text:p>පරිමිතිය</text:p>
          </table:table-cell>
          <table:table-cell office:value-type="string" table:style-name="ce1">
            <text:p>තලරූප වල පරිමිතිය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රිමිතිය</text:p>
          </table:table-cell>
          <table:table-cell office:value-type="string" table:style-name="ce1">
            <text:p>පරිමිතිය</text:p>
          </table:table-cell>
          <table:table-cell office:value-type="string" table:style-name="ce1">
            <text:p>තලරූප සඳහා ප්‍රකාශන ගොඩනගමු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රිමිතිය</text:p>
          </table:table-cell>
          <table:table-cell office:value-type="string" table:style-name="ce1">
            <text:p>පරිමිතිය</text:p>
          </table:table-cell>
          <table:table-cell office:value-type="string" table:style-name="ce1">
            <text:p>කේන්ද්‍ර කෝණය අනුව චාප කොටස්වල දිග ගණනය කිරීම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පරිමිතිය</text:p>
          </table:table-cell>
          <table:table-cell office:value-type="string" table:style-name="ce1">
            <text:p>පරිමිතිය</text:p>
          </table:table-cell>
          <table:table-cell office:value-type="string" table:style-name="ce1">
            <text:p>සංයුක්ත තලරූප වල පරිමිතිය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භාග</text:p>
          </table:table-cell>
          <table:table-cell office:value-type="string" table:style-name="ce1">
            <text:p>භාග</text:p>
          </table:table-cell>
          <table:table-cell office:value-type="string" table:style-name="ce1">
            <text:p>භාග හැඳින්ව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භාග</text:p>
          </table:table-cell>
          <table:table-cell office:value-type="string" table:style-name="ce1">
            <text:p>භාග</text:p>
          </table:table-cell>
          <table:table-cell office:value-type="string" table:style-name="ce1">
            <text:p>ගණිතකර්ම කිහිපයක් යෙදී ඇතිවිට භාග සුළුකිර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භාග</text:p>
          </table:table-cell>
          <table:table-cell office:value-type="string" table:style-name="ce1">
            <text:p>භාග</text:p>
          </table:table-cell>
          <table:table-cell office:value-type="string" table:style-name="ce1">
            <text:p>භාග භාවිතය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භාග</text:p>
          </table:table-cell>
          <table:table-cell office:value-type="string" table:style-name="ce1">
            <text:p>භාග</text:p>
          </table:table-cell>
          <table:table-cell office:value-type="string" table:style-name="ce1">
            <text:p>භාග එදිනෙදා ජීවිතයේ යෙද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ද්විපද ප්‍රකාශන</text:p>
          </table:table-cell>
          <table:table-cell office:value-type="string" table:style-name="ce1">
            <text:p>ද්විපද ප්‍රකාශන</text:p>
          </table:table-cell>
          <table:table-cell office:value-type="string" table:style-name="ce1">
            <text:p>ද්වීපද ප්‍රකාශන හැඳින්ව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ද්විපද ප්‍රකාශන</text:p>
          </table:table-cell>
          <table:table-cell office:value-type="string" table:style-name="ce1">
            <text:p>ද්විපද ප්‍රකාශන</text:p>
          </table:table-cell>
          <table:table-cell office:value-type="string" table:style-name="ce1">
            <text:p>වීජීය පද දෙකක් එකතු කිර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ද්විපද ප්‍රකාශන</text:p>
          </table:table-cell>
          <table:table-cell office:value-type="string" table:style-name="ce1">
            <text:p>ද්විපද ප්‍රකාශන</text:p>
          </table:table-cell>
          <table:table-cell office:value-type="string" table:style-name="ce1">
            <text:p>වීජීය ප්‍රකාශන රූප සටහන් ඔස්සේ දැක්ව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ද්විපද ප්‍රකාශන</text:p>
          </table:table-cell>
          <table:table-cell office:value-type="string" table:style-name="ce1">
            <text:p>ද්විපද ප්‍රකාශන</text:p>
          </table:table-cell>
          <table:table-cell office:value-type="string" table:style-name="ce1">
            <text:p>පූර්ණ වර්ග සංඛ්‍යා විහිදුවා ලිව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ත්‍රිකෝණ අංගසාම්‍ය</text:p>
          </table:table-cell>
          <table:table-cell office:value-type="string" table:style-name="ce1">
            <text:p>ත්‍රිකෝණ අංගසාම්‍ය</text:p>
          </table:table-cell>
          <table:table-cell office:value-type="string" table:style-name="ce1">
            <text:p>සරල රේඛීය තලරූප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ත්‍රිකෝණ අංගසාම්‍ය</text:p>
          </table:table-cell>
          <table:table-cell office:value-type="string" table:style-name="ce1">
            <text:p>ත්‍රිකෝණ අංගසාම්‍ය</text:p>
          </table:table-cell>
          <table:table-cell office:value-type="string" table:style-name="ce1">
            <text:p>ත්‍රිකෝණයක් අංගසමවන දෙවන අවස්ථාව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ත්‍රිකෝණ අංගසාම්‍ය</text:p>
          </table:table-cell>
          <table:table-cell office:value-type="string" table:style-name="ce1">
            <text:p>ත්‍රිකෝණ අංගසාම්‍ය</text:p>
          </table:table-cell>
          <table:table-cell office:value-type="string" table:style-name="ce1">
            <text:p>ත්‍රිකෝණයක් අංගසම වන හතරවන අවස්ථාව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ර්ගඵලය</text:p>
          </table:table-cell>
          <table:table-cell office:value-type="string" table:style-name="ce1">
            <text:p>වර්ගඵලය</text:p>
          </table:table-cell>
          <table:table-cell office:value-type="string" table:style-name="ce1">
            <text:p>තල රූපවල වර්ගඵලය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ර්ගජ ප්‍රකාශන වල සාධක</text:p>
          </table:table-cell>
          <table:table-cell office:value-type="string" table:style-name="ce1">
            <text:p>වර්ගජ ප්‍රකාශන වල සාධක</text:p>
          </table:table-cell>
          <table:table-cell office:value-type="string" table:style-name="ce1">
            <text:p>වීජීය ප්‍රකාශන සාධකවලට වෙන් කිරීම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ර්ගජ ප්‍රකාශන වල සාධක</text:p>
          </table:table-cell>
          <table:table-cell office:value-type="string" table:style-name="ce1">
            <text:p>වර්ගජ ප්‍රකාශන වල සාධක</text:p>
          </table:table-cell>
          <table:table-cell office:value-type="string" table:style-name="ce1">
            <text:p>ත්‍රිපද වර්ගජ ප්‍රකාශන වල සාධක සෙවීම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ර්ගජ ප්‍රකාශන වල සාධක</text:p>
          </table:table-cell>
          <table:table-cell office:value-type="string" table:style-name="ce1">
            <text:p>වර්ගජ ප්‍රකාශන වල සාධක</text:p>
          </table:table-cell>
          <table:table-cell office:value-type="string" table:style-name="ce1">
            <text:p>ත්‍රිපද වර්ගජ ප්‍රකාශන වල සාධක වෙන් කිරීම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ර්ගජ ප්‍රකාශන වල සාධක</text:p>
          </table:table-cell>
          <table:table-cell office:value-type="string" table:style-name="ce1">
            <text:p>වර්ගජ ප්‍රකාශන වල සාධක</text:p>
          </table:table-cell>
          <table:table-cell office:value-type="string" table:style-name="ce1">
            <text:p>වර්ග දෙකක අන්තරයක් ලෙස දැක්වෙන ප්‍රකාශන වල සාධක සෙවීම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ප්‍රතිලෝම සමානුපාත</text:p>
          </table:table-cell>
          <table:table-cell office:value-type="string" table:style-name="ce1">
            <text:p>ප්‍රතිලෝම සමානුපාත</text:p>
          </table:table-cell>
          <table:table-cell office:value-type="string" table:style-name="ce1">
            <text:p>අනුපාත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ප්‍රතිලෝම සමානුපාත</text:p>
          </table:table-cell>
          <table:table-cell office:value-type="string" table:style-name="ce1">
            <text:p>ප්‍රතිලෝම සමානුපාත</text:p>
          </table:table-cell>
          <table:table-cell office:value-type="string" table:style-name="ce1">
            <text:p>ප්‍රතිලෝම සමානුපාත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ප්‍රතිලෝම සමානුපාත</text:p>
          </table:table-cell>
          <table:table-cell office:value-type="string" table:style-name="ce1">
            <text:p>ප්‍රතිලෝම සමානුපාත</text:p>
          </table:table-cell>
          <table:table-cell office:value-type="string" table:style-name="ce1">
            <text:p>ප්‍රතිලෝම සමානුපාත භාවිත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ප්‍රතිලෝම සමානුපාත</text:p>
          </table:table-cell>
          <table:table-cell office:value-type="string" table:style-name="ce1">
            <text:p>ප්‍රතිලෝම සමානුපාත</text:p>
          </table:table-cell>
          <table:table-cell office:value-type="string" table:style-name="ce1">
            <text:p>ප්‍රතිලෝම සමානුපාත වීජීය ආකාරයෙන් දැක්වීම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දත්ත නිරූපනය</text:p>
          </table:table-cell>
          <table:table-cell office:value-type="string" table:style-name="ce1">
            <text:p>දත්ත නිරූපනය</text:p>
          </table:table-cell>
          <table:table-cell office:value-type="string" table:style-name="ce1">
            <text:p>වට ප්‍රස්ථාර මගින් දත්ත නිරූපණය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දත්ත නිරූපනය</text:p>
          </table:table-cell>
          <table:table-cell office:value-type="string" table:style-name="ce1">
            <text:p>දත්ත නිරූපනය</text:p>
          </table:table-cell>
          <table:table-cell office:value-type="string" table:style-name="ce1">
            <text:p>වට ප්‍රස්ථාර මගින් තොරතුරු ලබාගැනීම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දත්ත නිරූපනය</text:p>
          </table:table-cell>
          <table:table-cell office:value-type="string" table:style-name="ce1">
            <text:p>දත්ත නිරූපනය</text:p>
          </table:table-cell>
          <table:table-cell office:value-type="string" table:style-name="ce1">
            <text:p>වට ප්‍රස්ථාර භාවිතය හා අර්ථකථනය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වීජීය ප්‍රකාශන වල කුඩා පොදු ගුණාකාරය</text:p>
          </table:table-cell>
          <table:table-cell office:value-type="string" table:style-name="ce1">
            <text:p>වීජීය ප්‍රකාශන වල කුඩා පොදු ගුණාකාරය</text:p>
          </table:table-cell>
          <table:table-cell office:value-type="string" table:style-name="ce1">
            <text:p>කුඩා පොදු ගුණාකාර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වීජීය ප්‍රකාශන වල කුඩා පොදු ගුණාකාරය</text:p>
          </table:table-cell>
          <table:table-cell office:value-type="string" table:style-name="ce1">
            <text:p>වීජීය ප්‍රකාශන වල කුඩා පොදු ගුණාකාරය</text:p>
          </table:table-cell>
          <table:table-cell office:value-type="string" table:style-name="ce1">
            <text:p>වීජීය පදවල කුඩා පොදු ගුණාකාරය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වීජීය ප්‍රකාශන වල කුඩා පොදු ගුණාකාරය</text:p>
          </table:table-cell>
          <table:table-cell office:value-type="string" table:style-name="ce1">
            <text:p>වීජීය ප්‍රකාශන වල කුඩා පොදු ගුණාකාරය</text:p>
          </table:table-cell>
          <table:table-cell office:value-type="string" table:style-name="ce1">
            <text:p>ද්වීපද ප්‍රකාශන සහිත වීජීය ප්‍රකාශන වල කුඩා පොදු ගුණාකාරය සෙවීම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වර්ගජ සමීකරණ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වීජීය භාග සුළුකිරීම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වීජීය භාග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හරය අසමාන ද්වීපද ප්‍රකාශන සහිත වීජීය භාග සුළු කිරීම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වීජීය භාග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වීජීය භාග</text:p>
          </table:table-cell>
          <table:table-cell office:value-type="string" table:style-name="ce1">
            <text:p>හරය අසමාන ද්වීපද ප්‍රකාශන සහිත වීජීය භාග සුළු කිරීම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බදු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තීරු බදු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ආදායම් බදු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එකතු කළ අගය මත බද්ද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සුළුපොළිය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සුළුපොළිය ආශ්‍රිත ගණනය කිරීම්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සුළුපොළිය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සුළුපොළිය ආශ්‍රිත ගණනය කිරීම්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සරල සමීකරණ විසඳීම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අඥාත පද හරයේ ඇති භාග සහිත සමීකරණ විසඳීම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අඥාත වල සංගුණක සමානවිට හා අසමානවිට සමගාමී සමීකරණ විසඳීම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සමීකරණ දෙකෙහි එක්එක් අඥාතයේ <text:s/>වල සංගුණකය අසමානවිට <text:s/>සමගාමී සමීකරණ විසඳීම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ීකරණ</text:p>
          </table:table-cell>
          <table:table-cell office:value-type="string" table:style-name="ce1">
            <text:p><text:s/>සමීකරණ</text:p>
          </table:table-cell>
          <table:table-cell office:value-type="string" table:style-name="ce1">
            <text:p>වර්ගජ සමීකරණ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වාර්ෂික පොළී අනුපාතය ආශ්‍රිත ගැටලු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ොළිය සෙවීම ආශ්‍රිත ගැටලු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ප්‍රතිශත</text:p>
          </table:table-cell>
          <table:table-cell office:value-type="string" table:style-name="ce1">
            <text:p>කාලය සෙවීම ආශ්‍රිත ගැටලු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සමාන්තරාශ්‍ර</text:p>
          </table:table-cell>
          <table:table-cell office:value-type="string" table:style-name="ce1">
            <text:p>සමාන්තරාශ්‍ර</text:p>
          </table:table-cell>
          <table:table-cell office:value-type="string" table:style-name="ce1">
            <text:p>සමාන්තරාශ්‍රයක ලක්ෂණ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සමාන්තරාශ්‍ර</text:p>
          </table:table-cell>
          <table:table-cell office:value-type="string" table:style-name="ce1">
            <text:p>සමාන්තරාශ්‍ර</text:p>
          </table:table-cell>
          <table:table-cell office:value-type="string" table:style-name="ce1">
            <text:p>සමාන්තරාශ්‍රයක ලක්ෂණ හඳුනාගැනීම - 2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සමාන්තරාශ්‍ර</text:p>
          </table:table-cell>
          <table:table-cell office:value-type="string" table:style-name="ce1">
            <text:p>සමාන්තරාශ්‍ර</text:p>
          </table:table-cell>
          <table:table-cell office:value-type="string" table:style-name="ce1">
            <text:p>සමාන්තරාශ්‍රවල ලක්ෂණ වලට අදාල ගැටලු විසඳීම<text:s/>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චතුරස්‍රයක් සමාන්තරාශ්‍රයක් වීමට අවශ්‍ය ලක්ෂණ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සමාන්තරාශ්‍ර ii</text:p>
          </table:table-cell>
          <table:table-cell office:value-type="string" table:style-name="ce1">
            <text:p>සමාන්තරාශ්‍ර ii</text:p>
          </table:table-cell>
          <table:table-cell office:value-type="string" table:style-name="ce1">
            <text:p>සමාන්තරාශ්‍රවල ලක්ෂණ අදාල ගැටළු විසඳීම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සමාන්තරාශ්‍ර සම්බන්ධ ගැටළු විසඳීම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<text:s/>විකර්ණ එකිනෙක සමච්ඡේදනය වන චතුරස්‍රයක් සමාන්තරාශ්‍රයක් ද යන්න සාධනය කිරීම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චතුරස්‍රයක සම්මුඛ පාද සමාන හා සමාන්තර නම් එය සමාන්තරාස්‍රයක් බව සාධනය කිරීම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සමාන්තරාශ්‍ර– ii</text:p>
          </table:table-cell>
          <table:table-cell office:value-type="string" table:style-name="ce1">
            <text:p>චතුරස්‍රයක සම්මුඛ කෝණ සමාන හා සමාන්තර නම් එය සමාන්තරාස්‍රයක් බව සාධනය කිරීම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/>කුලක</text:p>
          </table:table-cell>
          <table:table-cell office:value-type="string" table:style-name="ce1">
            <text:p><text:s/>කුලක</text:p>
          </table:table-cell>
          <table:table-cell office:value-type="string" table:style-name="ce1">
            <text:p><text:s/>කුලක ජනන ස්වරූපයෙන් ලියා දැක්වීම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/>කුලක</text:p>
          </table:table-cell>
          <table:table-cell office:value-type="string" table:style-name="ce1">
            <text:p><text:s/>කුලක</text:p>
          </table:table-cell>
          <table:table-cell office:value-type="string" table:style-name="ce1">
            <text:p>වෙන්රූප සටහනක ප්‍රදේශ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/>කුලක</text:p>
          </table:table-cell>
          <table:table-cell office:value-type="string" table:style-name="ce1">
            <text:p><text:s/>කුලක</text:p>
          </table:table-cell>
          <table:table-cell office:value-type="string" table:style-name="ce1">
            <text:p>කුලක ආශ්‍රිත ගැටලු විසඳීම – ii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/>කුලක</text:p>
          </table:table-cell>
          <table:table-cell office:value-type="string" table:style-name="ce1">
            <text:p><text:s/>කුලක</text:p>
          </table:table-cell>
          <table:table-cell office:value-type="string" table:style-name="ce1">
            <text:p>කුලක ආශ්‍රිත ගැටලු විසඳීම – ii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ලඝුගණක – I</text:p>
          </table:table-cell>
          <table:table-cell office:value-type="string" table:style-name="ce1">
            <text:p>ලඝුගණක – I</text:p>
          </table:table-cell>
          <table:table-cell office:value-type="string" table:style-name="ce1">
            <text:p>දර්ශක දැනුම පුනරීක්ෂණය කිරීම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ලඝුගණක – I</text:p>
          </table:table-cell>
          <table:table-cell office:value-type="string" table:style-name="ce1">
            <text:p>ලඝුගණක – I</text:p>
          </table:table-cell>
          <table:table-cell office:value-type="string" table:style-name="ce1">
            <text:p>ලඝුගණක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ලඝුගණක – I</text:p>
          </table:table-cell>
          <table:table-cell office:value-type="string" table:style-name="ce1">
            <text:p>ලඝුගණක – I</text:p>
          </table:table-cell>
          <table:table-cell office:value-type="string" table:style-name="ce1">
            <text:p>ලඝුගණක නීති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ලඝුගණක – I</text:p>
          </table:table-cell>
          <table:table-cell office:value-type="string" table:style-name="ce1">
            <text:p>ලඝුගණක – I</text:p>
          </table:table-cell>
          <table:table-cell office:value-type="string" table:style-name="ce1">
            <text:p>දර්ශක දැනුම පුනරීක්ෂණය කිරීම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6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ලඝුගණක – ii</text:p>
          </table:table-cell>
          <table:table-cell office:value-type="string" table:style-name="ce1">
            <text:p>ලඝුගණක – ii</text:p>
          </table:table-cell>
          <table:table-cell office:value-type="string" table:style-name="ce1">
            <text:p>ලඝුගණක වගු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7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ලඝුගණක – ii</text:p>
          </table:table-cell>
          <table:table-cell office:value-type="string" table:style-name="ce1">
            <text:p>ලඝුගණක – ii</text:p>
          </table:table-cell>
          <table:table-cell office:value-type="string" table:style-name="ce1">
            <text:p>දහයට වඩා වැඩි සංඛ්‍යාවල ලඝුගණක සෙවීම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8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ලඝුගණක – ii</text:p>
          </table:table-cell>
          <table:table-cell office:value-type="string" table:style-name="ce1">
            <text:p>ලඝුගණක – ii</text:p>
          </table:table-cell>
          <table:table-cell office:value-type="string" table:style-name="ce1">
            <text:p>ප්‍රතිලඝුගණක සෙවීම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49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ලඝුගණක – ii</text:p>
          </table:table-cell>
          <table:table-cell office:value-type="string" table:style-name="ce1">
            <text:p>ලඝුගණක – ii</text:p>
          </table:table-cell>
          <table:table-cell office:value-type="string" table:style-name="ce1">
            <text:p>ලඝුගණක වගු භාවිත කර බෙදීම්, ගුණකිරීම් සිදුකිරීම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5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y = mx + c ආකාරයේ ප්‍රස්ථාරයේ අගය වගු ලබා ගැනීම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5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සරල රේඛීය ප්‍රස්ථාරයක අනුක්‍රමණයෙහි ජ්‍යාමිතික විස්තර කිරීම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5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සරල රේඛීය ප්‍රස්ථාරයක සරල රේඛාවේ සමීකරණය සෙවීම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53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y = mx + c ආකාරයේ ප්‍රස්ථාර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54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Y = ax2 ආකාරයේ ප්‍රස්ථාර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55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ආකාරයේ ප්‍රස්ථාරයේ අගය වගු ලබා ගැනීම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56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y = ax 2+ b ආකාරයේ ප්‍රස්ථාර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57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ප්‍රස්ථාර</text:p>
          </table:table-cell>
          <table:table-cell office:value-type="string" table:style-name="ce1">
            <text:p>y = mx <text:s/>ආකාරයේ ප්‍රස්ථාර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ශීඝ්‍රතාව</text:p>
          </table:table-cell>
          <table:table-cell office:value-type="string" table:style-name="ce1">
            <text:p>ශීඝ්‍රතාව</text:p>
          </table:table-cell>
          <table:table-cell office:value-type="string" table:style-name="ce1">
            <text:p>වේගය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61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ශීඝ්‍රතාව</text:p>
          </table:table-cell>
          <table:table-cell office:value-type="string" table:style-name="ce1">
            <text:p>ශීඝ්‍රතාව</text:p>
          </table:table-cell>
          <table:table-cell office:value-type="string" table:style-name="ce1">
            <text:p>මධ්‍යක වේගය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6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ශීඝ්‍රතාව</text:p>
          </table:table-cell>
          <table:table-cell office:value-type="string" table:style-name="ce1">
            <text:p>ශීඝ්‍රතාව</text:p>
          </table:table-cell>
          <table:table-cell office:value-type="string" table:style-name="ce1">
            <text:p>දුරකාල ප්‍රස්තාර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63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ශීඝ්‍රතාව</text:p>
          </table:table-cell>
          <table:table-cell office:value-type="string" table:style-name="ce1">
            <text:p>ශීඝ්‍රතාව</text:p>
          </table:table-cell>
          <table:table-cell office:value-type="string" table:style-name="ce1">
            <text:p>ද්‍රව පරිමා, කාලය හා කාලය හා ශීඝ්‍රතාව සම්බන්ධ ගැටළු විසඳීම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65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සූත්‍ර</text:p>
          </table:table-cell>
          <table:table-cell office:value-type="string" table:style-name="ce1">
            <text:p>සූත්‍ර</text:p>
          </table:table-cell>
          <table:table-cell office:value-type="string" table:style-name="ce1">
            <text:p>සූත්‍ර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66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සූත්‍ර</text:p>
          </table:table-cell>
          <table:table-cell office:value-type="string" table:style-name="ce1">
            <text:p>සූත්‍ර</text:p>
          </table:table-cell>
          <table:table-cell office:value-type="string" table:style-name="ce1">
            <text:p>සූත්‍රයක වර්ගායිත හා වර්ගමූලය ඇතිවිට උක්තය වෙනස් කිරීම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67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සමාන්තරාස්‍ර</text:p>
          </table:table-cell>
          <table:table-cell office:value-type="string" table:style-name="ce1">
            <text:p>සමාන්තරාස්‍ර</text:p>
          </table:table-cell>
          <table:table-cell office:value-type="string" table:style-name="ce1">
            <text:p>සමාන්තරාස්‍ර ලක්ෂණ වලට අදාල ප්‍රමේයන් විධිමත්ව සාධනය කිරීම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68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සමාන්තරාස්‍ර</text:p>
          </table:table-cell>
          <table:table-cell office:value-type="string" table:style-name="ce1">
            <text:p>සමාන්තරාස්‍ර</text:p>
          </table:table-cell>
          <table:table-cell office:value-type="string" table:style-name="ce1">
            <text:p>සමාන්තරාස්‍ර ලක්ෂණ වලට අදාල ගැටළු විසඳීම – ii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2-6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සමාන්තරාස්‍ර</text:p>
          </table:table-cell>
          <table:table-cell office:value-type="string" table:style-name="ce1">
            <text:p>සමාන්තරාස්‍ර</text:p>
          </table:table-cell>
          <table:table-cell office:value-type="string" table:style-name="ce1">
            <text:p>සමාන්තරාස්‍ර ලක්ෂණ වලට අදාල ගැටළු විසඳීම – iii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යක n වන පදය සෙවීම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යක පළමු පදය පොදු අන්තරය සෙවීම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යක n වන පදයක අගය සෙවීම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ගාමී සමීකරණ භාවිතයෙන් සමාන්තර ශ්‍රේඪි ආශ්‍රිත ගැටළු විසඳීම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යක පද කිහිපයක් ඓක්‍යය සෙවීම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යක පද nහි ඓක්‍යය සෙවීම ආශ්‍රිත ගැටළු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</text:p>
          </table:table-cell>
          <table:table-cell office:value-type="string" table:style-name="ce1">
            <text:p>සමාන්තර ශ්‍රේඪියක පද nහි ඓක්‍යය සෙවීම ආශ්‍රිත ගැටළු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අසමානතා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ax + b&lt; c , ax + b &gt; c ආකාරයේ අසමානතා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ax + b&lt; c , ax + b &gt; c <text:s/>ප්‍රස්ථාරික නිරූපණය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x &lt; a , x &gt; a ඛණ්ඩාංකතල මත නිරූපණය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y &lt; b , y &gt; b ඛණ්ඩාංකතල මත නිරූපණය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y &lt; x , y &gt; x ඛණ්ඩාංකතල මත නිරූපණය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වීජීය අසමානතා</text:p>
          </table:table-cell>
          <table:table-cell office:value-type="string" table:style-name="ce1">
            <text:p>එදිනෙදා ජීවිතයේ අසමානතා යොදාගන්නා අවස්ථා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විවික්ත දත්ත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සංඛ්‍යා ව්‍යාප්තියක මධ්‍ය අගය සෙවීම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කේන්ද්‍රික ප්‍රවනතා මිනුම්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මධ්‍යන්‍ය අගය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උපකල්පිත මධ්‍යන්‍ය භාවිතය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සංඛ්‍යා ව්‍යාප්ති</text:p>
          </table:table-cell>
          <table:table-cell office:value-type="string" table:style-name="ce1">
            <text:p>මධ්‍යන්‍ය අගය සෙවීම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 ප්‍රමේය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 ප්‍රමේය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 ප්‍රමේයයේ විලෝමය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සිට ජ්‍යායට අඳින ලද <text:s/>ලම්භය මගින් ජ්‍යාය සමච්ඡේදනය කරයි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</text:p>
          </table:table-cell>
          <table:table-cell office:value-type="string" table:style-name="ce1">
            <text:p>වෘත්තයක ජ්‍යාය ප්‍රමේය ගැටළු විසඳීම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පරිමාණ රූප</text:p>
          </table:table-cell>
          <table:table-cell office:value-type="string" table:style-name="ce1">
            <text:p>පරිමාණ රූප</text:p>
          </table:table-cell>
          <table:table-cell office:value-type="string" table:style-name="ce1">
            <text:p>අවරෝහණ හා ආරෝහණ කෝණ ඇසුරින් වස්තුවක පිහිටීම විස්තර කිරීම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පරිමාණ රූප</text:p>
          </table:table-cell>
          <table:table-cell office:value-type="string" table:style-name="ce1">
            <text:p>පරිමාණ රූප</text:p>
          </table:table-cell>
          <table:table-cell office:value-type="string" table:style-name="ce1">
            <text:p>සිරස් තලයක පරිමාණරූප ආශ්‍රිත ගැටළු විසඳීම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3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පථ පිළිබඳ මූලික හැඳින්වීමක්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3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අචල ලක්ෂයකට නියත දුරකින් ගමන්කරන ලක්ෂයක පථය නිර්මාණය කිරීම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3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අචල ලක්ෂය දෙකකට නියතදුරකින් ගමන්කරන ලක්ෂයක පථය නිර්මාණය කිරීම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36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සරල රේඛාවකට නියතදුරකින් ගමන්කරන ලක්ෂයක පථය නිර්මාණය කිරීම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3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ඡේදනය වන සරල රේඛා දෙකකට සමදුරින් ගමන්කරන ලක්ෂයක පථය නිර්මාණය කිරීම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38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ත්‍රිකෝණ නිර්මාණය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39-01</text:p>
          </table:table-cell>
          <table:table-cell office:value-type="string" table:style-name="ce1">
            <text:p>39 – 01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කෝණ දෙකක අගය හා පාදයක දිග දුන්විට ත්‍රිකෝණය නිර්මාණය කිරීම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39</text:p>
          </table:table-cell>
          <table:table-cell office:value-type="string" table:style-name="ce1">
            <text:p>39 – 01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පාද දෙකක දිග හා අන්තර්ගත කෝණයේ අගය දුන්විට ත්‍රිකෝණය නිර්මාණය කිරීම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සමාන්තර රේඛා නිර්මාණය කිරීම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1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නිර්මාණ</text:p>
          </table:table-cell>
          <table:table-cell office:value-type="string" table:style-name="ce1">
            <text:p>සරල රේඛාවට භාහිරින් පිහිටි ලක්ෂයක් හරහා එම රේඛාවට සමාන්තර රේඛාවක් නිර්මාණය කිරීම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2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ම්භාවිතාවය පිළිබඳ මූලික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රල සිද්ධින් හා සංයුක්ත සිද්ධින්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4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අන්‍යෝන්‍ය වශයෙන් දෙයාකාර සිද්ධි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5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අනුපූරක සිද්ධි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කොටුදැල ඇසුරින් සිද්ධියක සම්භාවිතාවය සෙවීම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7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කොටුදැල හා රුක්සටහන් ඇසුරින් එදිනෙදා ජීවිතයේ ගැටළු විසඳීම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8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කොටුදැල හා රුක්සටහන් ඇසුරින් සිද්ධියක සම්භාවිතාව සෙවීම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49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සම්භාවිතාවය</text:p>
          </table:table-cell>
          <table:table-cell office:value-type="string" table:style-name="ce1">
            <text:p>කොටුදැල හා රුක්සටහන් ඇසුරින් එදිනෙදා ජීවිතයේ ගැටළු විසඳීම – ii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0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තල පෘශ්ඨවල වර්ගඵලය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සිලින්ඩරයක <text:s/>වර්ගඵලය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2-01</text:p>
          </table:table-cell>
          <table:table-cell office:value-type="string" table:style-name="ce1">
            <text:p>52 – 01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ඝනවස්තු වල පරිමාව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2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ත්‍රිකෝණාකාර හරස්කඩක් සහිත ප්‍රිස්මවල පෘෂ්ඨ වර්ගඵලය සෙවීම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3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සිලින්ඩරයක පරිමාව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4-01</text:p>
          </table:table-cell>
          <table:table-cell office:value-type="string" table:style-name="ce1">
            <text:p>54 – 01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සංයුක්ත ඝනවස්තුවල පරිමාව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4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පෘශ්ඨවර්ගඵලය හා පරිමාව</text:p>
          </table:table-cell>
          <table:table-cell office:value-type="string" table:style-name="ce1">
            <text:p>ප්‍රිස්මයක පරිමාව</text:p>
          </table:table-cell>
          <table:table-cell table:number-columns-repeated="1637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5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 චාපයකින් කේන්ද්‍රය මත හා වෘත්තයේ පරිධිය මත ආපාතනය කරන කෝණ</text:p>
          </table:table-cell>
          <table:table-cell table:number-columns-repeated="1637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6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 චාපයකින් කේන්ද්‍රය ආපාතිත කෝණ සම්බන්ධ ප්‍රමේය</text:p>
          </table:table-cell>
          <table:table-cell table:number-columns-repeated="1637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7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 චාපයකින් කේන්ද්‍රය ආපාතිත කෝණ සම්බන්ධ ප්‍රමේය විධිමත්ව සාධනය</text:p>
          </table:table-cell>
          <table:table-cell table:number-columns-repeated="1637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58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යක පිහිටි එකම ඛණ්ඩයේ කෝණ</text:p>
          </table:table-cell>
          <table:table-cell table:number-columns-repeated="1637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යක පිහිටි එකම ඛණ්ඩයේ කෝණ සමාන වේ ප්‍රමේය</text:p>
          </table:table-cell>
          <table:table-cell table:number-columns-repeated="1637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ths-10-03-61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වෘත්තයක කෝණ</text:p>
          </table:table-cell>
          <table:table-cell office:value-type="string" table:style-name="ce1">
            <text:p>අර්ධ වෘත්තයක කෝණ සම්බන්ධ උප ප්‍රමේය</text:p>
          </table:table-cell>
          <table:table-cell table:number-columns-repeated="16374"/>
        </table:table-row>
        <table:table-row table:number-rows-repeated="10484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title/>
    <dc:description/>
    <dc:subject/>
    <meta:initial-creator>edu</meta:initial-creator>
    <dc:creator>edu</dc:creator>
    <meta:creation-date>2022-08-30T06:34:31Z</meta:creation-date>
    <dc:date>2022-09-24T05:03:34Z</dc:date>
    <meta:template xlink:href="" xlink:type="simple"/>
    <meta:editing-cycles>117</meta:editing-cycles>
    <meta:editing-duration>PT40500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